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 + 1</text:p>
          </table:table-cell>
          <table:table-cell office:value-type="string" calcext:value-type="string">
            <text:p>Sem o predicado da regra original, o label associado a ‘IMPORT’ é incorreto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erença marginal: tanto em ‘import’ quanto em ‘foreign’ o algoritmo rotula o choice, enquanto a anotação manual rotula a segunda alternativa da escolha</text:p>
          </table:table-cell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71" calcext:value-type="float">
            <text:p>71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" office:value-type="float" office:value="77" calcext:value-type="float">
            <text:p>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Regular: 77 corretos e 2 errados. 76 <text:s/>+ 2 corretos iguais, 1 correto novo, 9 ausentes, 0 incorretos novo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1" calcext:value-type="float">
            <text:p>31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29" calcext:value-type="float">
            <text:p>29</text:p>
          </table:table-cell>
          <table:table-cell office:value-type="string" calcext:value-type="string">
            <text:p>Soft: 67 corretos e 1 errado. 66 <text:s/>+ 1 corretos iguais, 1 correto novo, 10 ausentes, 0 incorretos novos</text:p>
          </table:table-cell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2" office:value-type="float" office:value="33" calcext:value-type="float">
            <text:p>33</text:p>
          </table:table-cell>
          <table:table-cell/>
          <table:table-cell table:formula="of:=[.E57]+1" office:value-type="float" office:value="30" calcext:value-type="float">
            <text:p>30</text:p>
          </table:table-cell>
          <table:table-cell/>
        </table:table-row>
      </table:table>
      <table:table table:name="C89" table:style-name="ta1">
        <table:table-column table:style-name="co3" table:default-cell-style-name="ce4"/>
        <table:table-column table:style-name="co2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otação errada em ‘function_def’. A entrada pode casar depois com uma ‘decl’</text:p>
          </table:table-cell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ge_class_spe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_qualifi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_or_un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_declarator_l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_declara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_qualifier_lis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_qualifi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ra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_type_l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_dec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l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iz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_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tract_declara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def_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und_st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ment_opera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_ex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_or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al_and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usive_or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lusive_or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lity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onal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ve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ve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_exp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fix_exp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_opera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8" calcext:value-type="float">
            <text:p>88</text:p>
          </table:table-cell>
          <table:table-cell table:formula="of:=SUM([.C2:.C51])" office:value-type="float" office:value="1" calcext:value-type="float">
            <text:p>1</text:p>
          </table:table-cell>
          <table:table-cell table:formula="of:=SUM([.D2:.D51])" office:value-type="float" office:value="0" calcext:value-type="float">
            <text:p>0</text:p>
          </table:table-cell>
          <table:table-cell table:formula="of:=SUM([.E2:.E5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" calcext:value-type="float">
            <text:p>1</text:p>
          </table:table-cell>
          <table:table-cell table:formula="of:=COUNTIF([.D1:.D50];&quot;&gt;0&quot;)" office:value-type="float" office:value="0" calcext:value-type="float">
            <text:p>0</text:p>
          </table:table-cell>
          <table:table-cell table:formula="of:=COUNTIF([.E1:.E50];&quot;&gt;0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1-09T10:56:44.430370040</dc:date>
    <meta:editing-duration>PT21H6M</meta:editing-duration>
    <meta:editing-cycles>10</meta:editing-cycles>
    <meta:generator>LibreOffice/6.0.7.3$Linux_X86_64 LibreOffice_project/00m0$Build-3</meta:generator>
    <meta:document-statistic meta:table-count="2" meta:cell-count="404" meta:object-count="0"/>
  </office:meta>
</office:document-meta>
</file>